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35117"/>
    </style:style>
    <style:style style:name="P5" style:family="paragraph" style:parent-style-name="Text_20_body">
      <style:text-properties officeooo:rsid="0050cfd2" officeooo:paragraph-rsid="0066c39f"/>
    </style:style>
    <style:style style:name="P6" style:family="paragraph" style:parent-style-name="Text_20_body">
      <style:text-properties officeooo:rsid="0050cfd2" officeooo:paragraph-rsid="0066c39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696ae7" style:font-weight-asian="bold" style:font-weight-complex="bold"/>
    </style:style>
    <style:style style:name="T4" style:family="text">
      <style:text-properties officeooo:rsid="006f1eba"/>
    </style:style>
    <style:style style:name="T5" style:family="text">
      <style:text-properties officeooo:rsid="00731f8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510187556928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Text_20_body"/>
      <table:table table:name="Tabla9" table:style-name="Tabla9">
        <table:table-column table:style-name="Tabla9.A"/>
        <table:table-column table:style-name="Tabla9.B"/>
        <table:table-row table:style-name="TableLine2510187563184">
          <table:table-cell table:style-name="Tabla9.A1" office:value-type="string">
            <text:p text:style-name="P4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5">1. <text:span text:style-name="T4">Un disco duro </text:span><text:span text:style-name="T5">SSD </text:span><text:span text:style-name="T4">tiene una potencia de trabajo media de </text:span><text:span text:style-name="T5">150 m</text:span><text:span text:style-name="T4">W. Si lo tenemos en funcionamiento 24 horas al día, ¿cuál es su gasto eléctrico mensual (30 días) si la compañía eléctrica nos cobra 0,20 euros por cada kWh?</text:span></text:p>
            <text:p text:style-name="P5"/>
            <text:p text:style-name="P5">150mW &gt; kw = 150*10^-6 kw= 0,00015kw</text:p>
            <text:p text:style-name="P5">W = p(kw)*t(h) = 150*10^-6*24*30= 0.108kw/h</text:p>
            <text:p text:style-name="P5">1kwh – 0.2€</text:p>
            <text:p text:style-name="P5">0.108kwh – x } x = 0.2*0.108/1= 0.0216€/mes</text:p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9-26T18:58:18.043000000</dc:date>
    <meta:editing-duration>PT9H2M6S</meta:editing-duration>
    <meta:editing-cycles>152</meta:editing-cycles>
    <meta:generator>LibreOffice/7.1.2.2$Windows_X86_64 LibreOffice_project/8a45595d069ef5570103caea1b71cc9d82b2aae4</meta:generator>
    <meta:document-statistic meta:table-count="2" meta:image-count="2" meta:object-count="0" meta:page-count="1" meta:paragraph-count="9" meta:word-count="70" meta:character-count="396" meta:non-whitespace-character-count="331"/>
  </office:meta>
</office:document-meta>
</file>